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990099" fo:font-weight="bold" style:font-weight-asian="bold" style:font-weight-complex="bold"/>
    </style:style>
    <style:style style:name="T1" style:family="text">
      <style:text-properties fo:color="#990099"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ython 3 vs Python 2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A common guide to the differences</text:p>
            <text:p/>
            <text:p>by</text:p>
            <text:p/>
            <text:p>Jerry Davi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style classes are gone</text:p>
              </text:list-item>
              <text:list-item>
                <text:p>New style classes inherit from <text:span text:style-name="T2">object</text:span> class</text:p>
              </text:list-item>
              <text:list-item>
                <text:p>__cmp__() and cmp() are gone</text:p>
                <text:list>
                  <text:list-item>
                    <text:p>use functools.total_ordering instead </text:p>
                  </text:list-item>
                </text:list>
              </text:list-item>
              <text:list-item>
                <text:p>.next() method is gone, use builtin next() instea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ction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ython 2 methods: iterkeys(), itervalues() and iteritems() are gone.</text:p>
                <text:list>
                  <text:list-item>
                    <text:p>use keys(), values() and items()</text:p>
                  </text:list-item>
                </text:list>
              </text:list-item>
              <text:list-item>
                <text:p>the has_key() method on dictionaries is gone.</text:p>
                <text:list>
                  <text:list-item>
                    <text:p>Use the in operator inste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range() does not exist</text:p>
                <text:list>
                  <text:list-item>
                    <text:p>use range()</text:p>
                  </text:list-item>
                </text:list>
              </text:list-item>
              <text:list-item>
                <text:p>functions in python 2 that returned lists may well return views or iterators instead, so beware.</text:p>
              </text:list-item>
              <text:list-item>
                <text:p>for instance:</text:p>
                <text:list>
                  <text:list-item>
                    <text:p>range(10) returns an iterator instead of a list.</text:p>
                  </text:list-item>
                  <text:list-item>
                    <text:p>Use <text:span text:style-name="T3">list(</text:span>range(10)<text:span text:style-name="T3">)</text:span> instead, to get the same behavio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 2: </text:p>
                <text:list>
                  <text:list-item>
                    <text:p>except (Exception1, Exception2), target:</text:p>
                  </text:list-item>
                </text:list>
              </text:list-item>
              <text:list-item>
                <text:p>python 3:</text:p>
                <text:list>
                  <text:list-item>
                    <text:p>except (Exception1, Exception2) as target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o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execfile statement is gone</text:p>
                <text:list>
                  <text:list-item>
                    <text:p>use: exec(open(afile).read()) instead</text:p>
                  </text:list-item>
                </text:list>
              </text:list-item>
              <text:list-item>
                <text:p>raw_input() is gone.</text:p>
                <text:list>
                  <text:list-item>
                    <text:p>use: input()</text:p>
                  </text:list-item>
                </text:list>
              </text:list-item>
              <text:list-item>
                <text:p>long is gone, just use int</text:p>
              </text:list-item>
              <text:list-item>
                <text:p>integer division is now different</text:p>
                <text:list>
                  <text:list-item>
                    <text:p>python 2: 1/2 =&gt; 0, python 3: 1/2 =&gt; 0.5</text:p>
                  </text:list-item>
                  <text:list-item>
                    <text:p>python 3: 1//2 = python 2's behavio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ig ones that bite you</text:p>
          </draw:text-box>
        </draw:frame>
        <draw:frame presentation:style-name="pr4" draw:layer="layout" svg:width="25.778cm" svg:height="14.136cm" svg:x="1.4cm" svg:y="4.914cm" presentation:class="outline" presentation:user-transformed="true">
          <draw:text-box>
            <text:list text:style-name="L2">
              <text:list-item>
                <text:p>print statement is gone, use print() function instead</text:p>
              </text:list-item>
              <text:list-item>
                <text:p>Python 2 had two string types; str and unicode. Python 3 has only one: str, but instead it also has a bytes type made to handle binary data.</text:p>
              </text:list-item>
              <text:list-item>
                <text:p>see:</text:p>
                <text:list>
                  <text:list-item>
                    <text:p><text:span text:style-name="T4"><text:a xlink:href="http://python3porting.com/problems.html#binary-section" xlink:type="simple">http://python3porting.com/problems.html#binary-section</text:a></text:span></text:p>
                  </text:list-item>
                  <text:list-item>
                    <text:p><text:span text:style-name="T4"><text:a xlink:href="http://python3porting.com/noconv.html#unicode-section" xlink:type="simple">http://python3porting.com/noconv.html#unicode-section</text:a>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20:10:29.142740000</meta:creation-date>
    <dc:date>2014-04-22T09:28:17.447148000</dc:date>
    <meta:editing-duration>PT20M30S</meta:editing-duration>
    <meta:editing-cycles>7</meta:editing-cycles>
    <meta:generator>LibreOffice/4.2.0.4$MacOSX_X86_64 LibreOffice_project/05dceb5d363845f2cf968344d7adab8dcfb2ba71</meta:generator>
    <meta:document-statistic meta:object-count="49"/>
  </office:meta>
</office:document-meta>
</file>